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629000000F5BA72C329AAF887ED.png" manifest:media-type="image/png"/>
  <manifest:file-entry manifest:full-path="Pictures/1000DCE000005C4A0000132CDAC0AC841D1E9605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2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3" style:family="graphic" style:parent-style-name="standard">
      <style:graphic-properties draw:stroke="none" draw:fill="none" draw:textarea-vertical-align="middle" fo:min-height="9.638cm" fo:min-width="2.54cm" fo:padding-top="0.102cm" fo:padding-bottom="0.102cm" fo:padding-left="0.102cm" fo:padding-right="0.102cm"/>
      <style:paragraph-properties style:writing-mode="lr-tb"/>
    </style:style>
    <style:style style:name="gr4" style:family="graphic" style:parent-style-name="standard">
      <style:graphic-properties draw:stroke="none" draw:fill="none" fo:min-height="1.359cm" fo:min-width="2.54cm" fo:padding-top="0.102cm" fo:padding-bottom="0.102cm" fo:padding-left="0.102cm" fo:padding-right="0.102cm"/>
      <style:paragraph-properties style:writing-mode="lr-tb"/>
    </style:style>
    <style:style style:name="P1" style:family="paragraph">
      <loext:graphic-properties draw:fill="bitmap" draw:fill-image-name="Bitmap_5f_0" style:repeat="stretch" draw:fill-image-ref-point="top-left"/>
    </style:style>
    <style:style style:name="P2" style:family="paragraph">
      <loext:graphic-properties draw:fill="bitmap" draw:fill-image-name="Bitmap_5f_1" style:repeat="stretch" draw:fill-image-ref-point="top-lef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212cm"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start"/>
    </style:style>
    <style:style style:name="T1" style:family="text">
      <style:text-properties fo:color="#ffffff" style:font-name="Times New Roman1" fo:font-size="100pt" fo:language="en" fo:country="GB" fo:font-weight="bold" style:font-name-asian="Times New Roman1" style:font-size-asian="100pt" style:font-weight-asian="bold" style:font-name-complex="Times New Roman1" style:font-size-complex="100pt" style:font-weight-complex="bold"/>
    </style:style>
    <style:style style:name="T2" style:family="text">
      <style:text-properties fo:color="#000000" style:font-name="Times New Roman1" fo:font-size="20pt" fo:language="en" fo:country="GB" style:font-name-asian="Times New Roman1" style:font-size-asian="20pt" style:font-name-complex="Times New Roman1" style:font-size-complex="20pt"/>
    </style:style>
    <style:style style:name="T3" style:family="text">
      <style:text-properties fo:color="#ffffff" style:font-name="Times New Roman1" fo:font-size="36pt" fo:language="en" fo:country="GB" fo:font-weight="bold" style:font-name-asian="Times New Roman1" style:font-size-asian="36pt" style:font-weight-asian="bold" style:font-name-complex="Times New Roman1" style:font-size-complex="36pt" style:font-weight-complex="bold"/>
    </style:style>
    <style:style style:name="T4" style:family="text">
      <style:text-properties fo:color="#ffffff" style:font-name="Times New Roman1" fo:font-size="36pt" fo:language="en" fo:country="GB" style:font-name-asian="Times New Roman1" style:font-size-asian="36pt" style:font-name-complex="Times New Roman1" style:font-size-complex="36pt"/>
    </style:style>
    <style:style style:name="T5" style:family="text">
      <style:text-properties fo:color="#ffffff" style:font-name="Times New Roman1" fo:font-size="110pt" fo:language="en" fo:country="GB" style:font-name-asian="Times New Roman1" style:font-size-asian="110pt" style:font-name-complex="Times New Roman1" style:font-size-complex="110pt"/>
    </style:style>
    <style:style style:name="T6" style:family="text">
      <style:text-properties fo:color="#000000" style:font-name="Times New Roman1" fo:font-size="18pt" fo:language="en" fo:country="GB" style:font-name-asian="Times New Roman1" style:font-size-asian="18pt" style:font-name-complex="Times New Roman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29.229cm" svg:height="6.076cm" svg:x="3.994cm" svg:y="4.233cm" svg:viewBox="0 0 29230 6077" draw:points="0,0 29230,0 29230,6077 0,6077">
          <text:p/>
        </draw:polygon>
        <draw:polygon draw:style-name="gr2" draw:text-style-name="P2" draw:layer="layout" svg:width="84.65cm" svg:height="11.758cm" svg:x="-0.279cm" svg:y="13.452cm" svg:viewBox="0 0 84651 11759" draw:points="0,0 84651,0 84651,11759 0,11759">
          <text:p/>
        </draw:polygon>
        <draw:polygon draw:style-name="gr2" draw:text-style-name="P2" draw:layer="layout" svg:width="84.65cm" svg:height="3.979cm" svg:x="-0.279cm" svg:y="114.893cm" svg:viewBox="0 0 84651 3980" draw:points="0,0 84651,0 84651,3980 0,3980">
          <text:p/>
        </draw:polygon>
        <draw:frame draw:style-name="gr3" draw:text-style-name="P5" draw:layer="layout" svg:width="73.978cm" svg:height="11.427cm" svg:x="5.556cm" svg:y="13.416cm">
          <draw:text-box>
            <text:p text:style-name="P3"><text:span text:style-name="T1">Poster/research title</text:span><text:span text:style-name="T2"> </text:span></text:p>
            <text:p text:style-name="P3"><text:span text:style-name="T3">Names of the people involved</text:span><text:span text:style-name="T2"> </text:span></text:p>
            <text:p text:style-name="P4"><text:span text:style-name="T4">Name of the Laboratory, Name of the Department, University of Cambridge</text:span><text:span text:style-name="T2"> </text:span></text:p>
            <text:p text:style-name="P3"><text:span text:style-name="T4">(E-mail: XXXX@cam.ac.uk)</text:span><text:span text:style-name="T5"> </text:span></text:p>
          </draw:text-box>
        </draw:frame>
        <draw:frame draw:style-name="gr4" draw:text-style-name="P5" draw:layer="layout" svg:width="76.427cm" svg:height="1.61cm" svg:x="4cm" svg:y="116.067cm">
          <draw:text-box>
            <text:p text:style-name="P6"><text:span text:style-name="T3">Acknowledgements / Related publications: </text:span><text:span text:style-name="T4">XXXX</text:span><text:span text:style-name="T6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5f_0" draw:display-name="Bitmap_0" xlink:href="Pictures/1000DCE000005C4A0000132CDAC0AC841D1E9605.emf" xlink:type="simple" xlink:show="embed" xlink:actuate="onLoad"/>
    <draw:fill-image draw:name="Bitmap_5f_1" draw:display-name="Bitmap_1" xlink:href="Pictures/1000020000000629000000F5BA72C329AAF887E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8T10:01:10.093336471</dc:date>
    <meta:creation-date>2017-09-21T12:48:40Z</meta:creation-date>
    <meta:generator>LibreOffice/6.4.7.2$Linux_X86_64 LibreOffice_project/40$Build-2</meta:generator>
    <meta:editing-duration>PT5M31S</meta:editing-duration>
    <meta:editing-cycles>1</meta:editing-cycles>
    <meta:document-statistic meta:object-count="5"/>
  </office:meta>
</office:document-meta>
</file>